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da29" officeooo:paragraph-rsid="0012da29"/>
    </style:style>
    <style:style style:name="P2" style:family="paragraph" style:parent-style-name="Standard">
      <style:text-properties officeooo:rsid="0014d486" officeooo:paragraph-rsid="0014d486"/>
    </style:style>
    <style:style style:name="P3" style:family="paragraph" style:parent-style-name="Standard">
      <style:text-properties officeooo:rsid="001556ad" officeooo:paragraph-rsid="001556ad"/>
    </style:style>
    <style:style style:name="P4" style:family="paragraph" style:parent-style-name="Standard">
      <style:text-properties officeooo:rsid="0015b9cb" officeooo:paragraph-rsid="0015b9cb"/>
    </style:style>
    <style:style style:name="P5" style:family="paragraph" style:parent-style-name="Heading_20_1">
      <style:text-properties officeooo:rsid="001d796a" officeooo:paragraph-rsid="001d796a"/>
    </style:style>
    <style:style style:name="P6" style:family="paragraph" style:parent-style-name="Standard">
      <style:text-properties officeooo:rsid="0015b9cb" officeooo:paragraph-rsid="0015b9cb"/>
    </style:style>
    <style:style style:name="P7" style:family="paragraph" style:parent-style-name="Standard">
      <style:text-properties officeooo:rsid="001d796a" officeooo:paragraph-rsid="0015b9cb"/>
    </style:style>
    <style:style style:name="P8" style:family="paragraph" style:parent-style-name="Standard">
      <style:text-properties officeooo:rsid="001d796a" officeooo:paragraph-rsid="001d796a"/>
    </style:style>
    <style:style style:name="T1" style:family="text">
      <style:text-properties officeooo:rsid="0014d486"/>
    </style:style>
    <style:style style:name="T2" style:family="text">
      <style:text-properties officeooo:rsid="00170572"/>
    </style:style>
    <style:style style:name="T3" style:family="text">
      <style:text-properties officeooo:rsid="001811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cipe de Base, déscription du robot</text:p>
      <text:p text:style-name="P1">Le robot a pour mission de transporter des médicaments d’un point de départ commun à un point d’arrivée propre à chaque médicament. Les points d’arrivée sont dans différentes salles, il va donc devoir être capable de se repérer et de se déplacer dans des couloirs et trouver la bonne salle.</text:p>
      <text:p text:style-name="P1">Il doit aussi être capable de prendre et déposer les médicaments.</text:p>
      <text:p text:style-name="P1"/>
      <text:p text:style-name="P1">Aurélien s’occupe de prendre, stocker et déposer les médicaments.</text:p>
      <text:p text:style-name="P1">Thomas s’occupe de faire déplacer le robot dans les couloirs.</text:p>
      <text:p text:style-name="P1"/>
      <text:p text:style-name="P2">Technique pour faire se déplacer dans les couloirs :</text:p>
      <text:p text:style-name="P2"/>
      <text:p text:style-name="P2">SLAM : Simultaneous Localisation And Mapping</text:p>
      <text:p text:style-name="P2"><text:tab/>Utilise un lidar, pour faire la carte</text:p>
      <text:p text:style-name="P2"><text:tab/>Besoin d’etre localiser aussi ???</text:p>
      <text:p text:style-name="P1"><text:tab/><text:span text:style-name="T1">Permet de connaître le plan du lieu et de l’utiliser en temps réel</text:span></text:p>
      <text:p text:style-name="P1"><text:tab/><text:span text:style-name="T1">Est-ce que c’est grave si il y a des obstacles, des gens dans les couloirs ? Est ce que le robot reconnaitra toujours les lieux ?</text:span></text:p>
      <text:p text:style-name="P1"/>
      <text:p text:style-name="P3">Behavioral cloning</text:p>
      <text:p text:style-name="P3"><text:tab/>IA</text:p>
      <text:p text:style-name="P3"><text:tab/>Enregistre la maniere dont l’utilisateur conduit sur le circuit pour la refaire</text:p>
      <text:p text:style-name="P4">GPS</text:p>
      <text:p text:style-name="P4"><text:tab/>Installer plusieurs bornes dans les locaux</text:p>
      <text:p text:style-name="P4"><text:tab/>Mesure la distance entre chaque borne pour trouver la position exact</text:p>
      <text:p text:style-name="P4"><text:tab/>Demande d’utiliser une option supplémentaire pour éviter les obstacles</text:p>
      <text:p text:style-name="P4"><text:tab/><text:span text:style-name="T2">Peut etre ne fonctionne pas si il y a des mures entre le robot et les balises ???</text:span></text:p>
      <text:p text:style-name="P4"/>
      <text:p text:style-name="P4"><text:tab/><text:a xlink:type="simple" xlink:href="https://www.solustop.com/actualites/localisation-indoor-entreprise" text:style-name="Internet_20_link" text:visited-style-name="Visited_20_Internet_20_Link">https://www.solustop.com/actualites/localisation-indoor-entreprise</text:a></text:p>
      <text:p text:style-name="P4"><text:tab/><text:span text:style-name="T3">Grace à ce site, l’utilisation de balise Bluetooth BLE semble la plus appropriée</text:span></text:p>
      <text:p text:style-name="P4"/>
      <text:p text:style-name="P4"><text:tab/><text:a xlink:type="simple" xlink:href="https://www.vigicom.fr/accessoires-pti/90-ble-balises-de-localisation-en-interieur.html?campaignid=21001455310&amp;adgroupid=&amp;adid=&amp;gad_source=1&amp;gclid=Cj0KCQjwlvW2BhDyARIsADnIe-L91eC59uC2bC3u7e7wNfyp2aazwBmshcYLxhLfnu-3eGATR7l0laoaAqiaEALw_wcB" text:style-name="Internet_20_link" text:visited-style-name="Visited_20_Internet_20_Link">https://www.vigicom.fr/accessoires-pti/90-ble-balises-de-localisation-en-interieur.html?campaignid=21001455310&amp;adgroupid=&amp;adid=&amp;gad_source=1&amp;gclid=Cj0KCQjwlvW2BhDyARIsADnIe-L91eC59uC2bC3u7e7wNfyp2aazwBmshcYLxhLfnu-3eGATR7l0laoaAqiaEALw_wcB</text:a></text:p>
      <text:p text:style-name="P4"><text:tab/><text:a xlink:type="simple" xlink:href="https://www.minewstore.com/fr/product-category/bluetooth-beacon?srsltid=AfmBOoo1xelLsZgGVodBjPilWtTKeZF32DcdEqPcuwEc7L36ztAX5lXX" text:style-name="Internet_20_link" text:visited-style-name="Visited_20_Internet_20_Link">https://www.minewstore.com/fr/product-category/bluetooth-beacon?srsltid=AfmBOoo1xelLsZgGVodBjPilWtTKeZF32DcdEqPcuwEc7L36ztAX5lXX</text:a></text:p>
      <text:p text:style-name="P4"/>
      <text:p text:style-name="P4"/>
      <text:p text:style-name="P4"/>
      <text:p text:style-name="P4"/>
      <text:p text:style-name="P7">recap pro = analyse les donnée du lidar</text:p>
      <text:p text:style-name="P7"/>
      <text:p text:style-name="P8">cloudcompare = analyse les donnée du lidar</text:p>
      <text:p text:style-name="P8"/>
      <text:p text:style-name="P8">lidar lite v3</text:p>
      <text:p text:style-name="P8"/>
      <text:p text:style-name="P8"><text:a xlink:type="simple" xlink:href="https://fr.navvis.com/technology/slam" text:style-name="Internet_20_link" text:visited-style-name="Visited_20_Internet_20_Link">https://fr.navvis.com/technology/slam</text:a></text:p>
      <text:p text:style-name="P8"><text:a xlink:type="simple" xlink:href="https://www.youtube.com/watch?v=W21KHgFzCCI" text:style-name="Internet_20_link" text:visited-style-name="Visited_20_Internet_20_Link">https://www.youtube.com/watch?v=W21KHgFzCCI</text:a></text:p>
      <text:p text:style-name="P8"/>
      <text:p text:style-name="P8"><text:a xlink:type="simple" xlink:href="https://fr.aliexpress.com/item/1005002753147929.html?src=google&amp;src=google&amp;albch=shopping&amp;acnt=248-630-5778&amp;isdl=y&amp;slnk=&amp;plac=&amp;mtctp=&amp;albbt=Google_7_shopping&amp;aff_platform=google&amp;aff_short_key=UneMJZVf&amp;gclsrc=aw.ds&amp;&amp;albagn=888888&amp;&amp;ds_e_adid=&amp;ds_e_matchtype=&amp;ds_e_device=c&amp;ds_e_network=x&amp;ds_e_product_group_id=&amp;ds_e_product_id=fr1005002753147929&amp;ds_e_product_merchant_id=109198174&amp;ds_e_product_country=FR&amp;ds_e_product_language=fr&amp;ds_e_product_channel=online&amp;ds_e_product_store_id=&amp;ds_url_v=2&amp;albcp=19000710609&amp;albag=&amp;isSmbAutoCall=false&amp;needSmbHouyi=false&amp;gad_source=1&amp;gclid=CjwKCAjwufq2BhAmEiwAnZqw8guk-z51uYupj0eyTf3t8BJmSUlBFMUGNZuJuqJf-AcCYTcNdHAOQBoCge8QAvD_BwE" text:style-name="Internet_20_link" text:visited-style-name="Visited_20_Internet_20_Link">https://fr.aliexpress.com/item/1005002753147929.html?src=google&amp;src=google&amp;albch=shopping&amp;acnt=248-630-5778&amp;isdl=y&amp;slnk=&amp;plac=&amp;mtctp=&amp;albbt=Google_7_shopping&amp;aff_platform=google&amp;aff_short_key=UneMJZVf&amp;gclsrc=aw.ds&amp;&amp;albagn=888888&amp;&amp;ds_e_adid=&amp;ds_e_matchtype=&amp;ds_e_devi</text:a><text:soft-page-break/><text:a xlink:type="simple" xlink:href="https://fr.aliexpress.com/item/1005002753147929.html?src=google&amp;src=google&amp;albch=shopping&amp;acnt=248-630-5778&amp;isdl=y&amp;slnk=&amp;plac=&amp;mtctp=&amp;albbt=Google_7_shopping&amp;aff_platform=google&amp;aff_short_key=UneMJZVf&amp;gclsrc=aw.ds&amp;&amp;albagn=888888&amp;&amp;ds_e_adid=&amp;ds_e_matchtype=&amp;ds_e_device=c&amp;ds_e_network=x&amp;ds_e_product_group_id=&amp;ds_e_product_id=fr1005002753147929&amp;ds_e_product_merchant_id=109198174&amp;ds_e_product_country=FR&amp;ds_e_product_language=fr&amp;ds_e_product_channel=online&amp;ds_e_product_store_id=&amp;ds_url_v=2&amp;albcp=19000710609&amp;albag=&amp;isSmbAutoCall=false&amp;needSmbHouyi=false&amp;gad_source=1&amp;gclid=CjwKCAjwufq2BhAmEiwAnZqw8guk-z51uYupj0eyTf3t8BJmSUlBFMUGNZuJuqJf-AcCYTcNdHAOQBoCge8QAvD_BwE" text:style-name="Internet_20_link" text:visited-style-name="Visited_20_Internet_20_Link">ce=c&amp;ds_e_network=x&amp;ds_e_product_group_id=&amp;ds_e_product_id=fr1005002753147929&amp;ds_e_product_merchant_id=109198174&amp;ds_e_product_country=FR&amp;ds_e_product_language=fr&amp;ds_e_product_channel=online&amp;ds_e_product_store_id=&amp;ds_url_v=2&amp;albcp=19000710609&amp;albag=&amp;isSmbAutoCall=false&amp;needSmbHouyi=false&amp;gad_source=1&amp;gclid=CjwKCAjwufq2BhAmEiwAnZqw8guk-z51uYupj0eyTf3t8BJmSUlBFMUGNZuJuqJf-AcCYTcNdHAOQBoCge8QAvD_BwE</text:a></text:p>
      <text:p text:style-name="P8"><text:a xlink:type="simple" xlink:href="https://www.youtube.com/watch?v=_--8K1BW_O4" text:style-name="Internet_20_link" text:visited-style-name="Visited_20_Internet_20_Link">https://www.youtube.com/watch?v=_--8K1BW_O4</text:a></text:p>
      <text:p text:style-name="P8"/>
      <text:p text:style-name="P8"/>
      <text:p text:style-name="P8"><text:a xlink:type="simple" xlink:href="https://www.youtube.com/watch?v=xqjVTE7QvOg" text:style-name="Internet_20_link" text:visited-style-name="Visited_20_Internet_20_Link">https://www.youtube.com/watch?v=xqjVTE7QvOg</text:a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9-10T15:53:44.050000000</dc:date>
    <meta:editing-duration>PT4H47M48S</meta:editing-duration>
    <meta:editing-cycles>2</meta:editing-cycles>
    <meta:generator>LibreOffice/7.2.3.2$Windows_X86_64 LibreOffice_project/d166454616c1632304285822f9c83ce2e660fd92</meta:generator>
    <meta:document-statistic meta:table-count="0" meta:image-count="0" meta:object-count="0" meta:page-count="2" meta:paragraph-count="31" meta:word-count="252" meta:character-count="2694" meta:non-whitespace-character-count="2460"/>
  </office:meta>
</office:document-meta>
</file>